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Referenced SQL queries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dom-vs-nondom-overall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dom-vs-nondom-query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dom-vs-nondom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-problem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-solver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-summary-couting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mif-comp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vs-strictbab-overhead-views.sql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7:34:15.508899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8:25.449121481</meta:creation-date>
    <dc:date>2018-01-09T17:34:58.315341305</dc:date>
    <meta:editing-duration>PT1H4M22S</meta:editing-duration>
    <meta:editing-cycles>5</meta:editing-cycles>
    <meta:generator>LibreOffice/4.2.8.2$Linux_X86_64 LibreOffice_project/420m0$Build-2</meta:generator>
    <meta:document-statistic meta:table-count="1" meta:cell-count="12" meta:object-count="0"/>
  </office:meta>
</office:document-meta>
</file>